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fb23a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0fb23a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text-outline="false" fo:font-size="12pt" fo:text-shadow="none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outline="false" fo:font-size="12pt" fo:text-shadow="none" fo:font-weight="bold" style:font-size-asian="12pt" style:font-weight-asian="bold" style:font-size-complex="12pt" style:font-weight-complex="bold"/>
    </style:style>
    <style:style style:name="gr1" style:family="graphic">
      <style:graphic-properties draw:textarea-vertical-align="middle" draw:auto-grow-height="false" fo:min-height="1.136cm" fo:min-width="1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45cm" fo:min-width="1.62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cm" svg:stroke-color="#3465a4" draw:fill="none" draw:textarea-vertical-align="top" draw:auto-grow-height="false" fo:min-height="2.387cm" fo:min-width="1.96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cm" svg:stroke-color="#3465a4" draw:fill="none" draw:textarea-vertical-align="top" draw:auto-grow-height="false" fo:min-height="2.378cm" fo:min-width="1.95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cm" svg:stroke-color="#3465a4" draw:fill="none" draw:textarea-vertical-align="top" draw:auto-grow-height="false" fo:min-height="2.379cm" fo:min-width="1.95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cm" svg:stroke-color="#3465a4" draw:fill="none" draw:textarea-vertical-align="top" draw:auto-grow-height="false" fo:min-height="2.383cm" fo:min-width="1.9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width="0cm" draw:fill="none" draw:textarea-vertical-align="top" draw:auto-grow-height="false" fo:min-height="0.236cm" fo:min-width="2.1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cm" svg:stroke-color="#3465a4" draw:fill="none" draw:textarea-vertical-align="top" draw:auto-grow-height="false" fo:min-height="2.842cm" fo:min-width="17.93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cm" svg:stroke-color="#3465a4" draw:fill="none" draw:textarea-vertical-align="top" draw:auto-grow-height="false" fo:min-height="2.429cm" fo:min-width="2.178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cm" svg:stroke-color="#3465a4" draw:fill="none" draw:textarea-vertical-align="top" draw:auto-grow-height="false" fo:min-height="2.425cm" fo:min-width="2.17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cm" svg:stroke-color="#3465a4" draw:fill="none" draw:textarea-vertical-align="top" draw:auto-grow-height="false" fo:min-height="3.704cm" fo:min-width="18.02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cm" svg:stroke-color="#3465a4" draw:fill="none" draw:textarea-vertical-align="top" draw:auto-grow-height="false" fo:min-height="2.076cm" fo:min-width="4.63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cm" svg:stroke-color="#3465a4" draw:fill="none" draw:textarea-vertical-align="top" draw:auto-grow-height="false" fo:min-height="2.074cm" fo:min-width="4.63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cm" svg:stroke-color="#3465a4" draw:fill="none" draw:textarea-vertical-align="top" draw:auto-grow-height="false" fo:min-height="2.422cm" fo:min-width="2.17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cm" svg:stroke-color="#3465a4" draw:fill="none" draw:textarea-vertical-align="top" draw:auto-grow-height="false" fo:min-height="2.424cm" fo:min-width="2.17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27" draw:name="Form3_7" draw:style-name="gr26" draw:text-style-name="P8" svg:width="2.461cm" svg:height="2.636cm" svg:x="-0.275cm" svg:y="0.877cm"><text:p/><draw:enhanced-geometry draw:mirror-horizontal="false" draw:mirror-vertical="false" svg:viewBox="0 0 0 0" drawooo:sub-view-size="1395 1494" draw:text-areas="0 0 ?f0 ?f1" draw:type="ooxml-non-primitive" draw:enhanced-path="M 232 0 L 232 0 C 192 0 151 11 116 31 81 52 52 81 31 116 11 151 0 192 0 232 L 0 1260 0 1261 C 0 1301 11 1342 31 1377 52 1412 81 1441 116 1462 151 1482 192 1493 232 1493 L 1161 1493 1162 1493 C 1202 1493 1243 1482 1278 1462 1313 1441 1342 1412 1363 1377 1383 1342 1394 1301 1394 1261 L 1393 232 1394 232 1394 232 C 1394 192 1383 151 1363 116 1342 81 1313 52 1278 31 1243 11 1202 0 1162 0 L 232 0 N"><draw:equation draw:name="f0" draw:formula="logwidth"/><draw:equation draw:name="f1" draw:formula="logheight"/></draw:enhanced-geometry></draw:custom-shape><draw:custom-shape text:anchor-type="paragraph" draw:z-index="26" draw:name="Form3_0" draw:style-name="gr27" draw:text-style-name="P8" svg:width="2.453cm" svg:height="2.627cm" svg:x="15.399cm" svg:y="0.877cm"><text:p/><draw:enhanced-geometry draw:mirror-horizontal="false" draw:mirror-vertical="false" svg:viewBox="0 0 0 0" drawooo:sub-view-size="1390 1489" draw:text-areas="0 0 ?f0 ?f1" draw:type="ooxml-non-primitive" draw:enhanced-path="M 231 0 L 232 0 C 191 0 151 11 116 31 81 51 51 81 31 116 11 151 0 191 0 232 L 0 1256 0 1257 C 0 1297 11 1337 31 1372 51 1407 81 1437 116 1457 151 1477 191 1488 232 1488 L 1157 1487 1158 1488 C 1198 1488 1238 1477 1273 1457 1308 1437 1338 1407 1358 1372 1378 1337 1389 1297 1389 1257 L 1389 231 1389 232 1389 232 C 1389 191 1378 151 1358 116 1338 81 1308 51 1273 31 1238 11 1198 0 1158 0 L 231 0 N"><draw:equation draw:name="f0" draw:formula="logwidth"/><draw:equation draw:name="f1" draw:formula="logheight"/></draw:enhanced-geometry></draw:custom-shape><draw:custom-shape text:anchor-type="paragraph" draw:z-index="25" draw:name="Form3_6" draw:style-name="gr28" draw:text-style-name="P8" svg:width="2.456cm" svg:height="2.629cm" svg:x="2.328cm" svg:y="0.898cm"><text:p/><draw:enhanced-geometry draw:mirror-horizontal="false" draw:mirror-vertical="false" svg:viewBox="0 0 0 0" drawooo:sub-view-size="1392 1490" draw:text-areas="0 0 ?f0 ?f1" draw:type="ooxml-non-primitive" draw:enhanced-path="M 231 0 L 232 0 C 191 0 151 11 116 31 81 51 51 81 31 116 11 151 0 191 0 232 L 0 1257 0 1257 C 0 1298 11 1338 31 1373 51 1408 81 1438 116 1458 151 1478 191 1489 232 1489 L 1159 1489 1159 1489 C 1200 1489 1240 1478 1275 1458 1310 1438 1340 1408 1360 1373 1380 1338 1391 1298 1391 1257 L 1391 231 1391 232 1391 232 C 1391 191 1380 151 1360 116 1340 81 1310 51 1275 31 1240 11 1200 0 1159 0 L 231 0 N"><draw:equation draw:name="f0" draw:formula="logwidth"/><draw:equation draw:name="f1" draw:formula="logheight"/></draw:enhanced-geometry></draw:custom-shape><draw:custom-shape text:anchor-type="paragraph" draw:z-index="24" draw:name="Form3_5" draw:style-name="gr29" draw:text-style-name="P8" svg:width="2.46cm" svg:height="2.632cm" svg:x="4.907cm" svg:y="0.855cm"><text:p/><draw:enhanced-geometry draw:mirror-horizontal="false" draw:mirror-vertical="false" svg:viewBox="0 0 0 0" drawooo:sub-view-size="1394 1492" draw:text-areas="0 0 ?f0 ?f1" draw:type="ooxml-non-primitive" draw:enhanced-path="M 232 0 L 232 0 C 191 0 151 11 116 31 81 51 51 81 31 116 11 151 0 191 0 232 L 0 1258 0 1259 C 0 1300 11 1340 31 1375 51 1410 81 1440 116 1460 151 1480 191 1491 232 1491 L 1160 1490 1161 1491 C 1202 1491 1242 1480 1277 1460 1312 1440 1342 1410 1362 1375 1382 1340 1393 1300 1393 1259 L 1393 232 1393 232 1393 232 C 1393 191 1382 151 1362 116 1342 81 1312 51 1277 31 1242 11 1202 0 1161 0 L 232 0 N"><draw:equation draw:name="f0" draw:formula="logwidth"/><draw:equation draw:name="f1" draw:formula="logheight"/></draw:enhanced-geometry></draw:custom-shape><draw:custom-shape text:anchor-type="paragraph" draw:z-index="23" draw:name="Form3_4" draw:style-name="gr27" draw:text-style-name="P8" svg:width="2.453cm" svg:height="2.627cm" svg:x="7.509cm" svg:y="0.898cm"><text:p/><draw:enhanced-geometry draw:mirror-horizontal="false" draw:mirror-vertical="false" svg:viewBox="0 0 0 0" drawooo:sub-view-size="1390 1489" draw:text-areas="0 0 ?f0 ?f1" draw:type="ooxml-non-primitive" draw:enhanced-path="M 231 0 L 232 0 C 191 0 151 11 116 31 81 51 51 81 31 116 11 151 0 191 0 232 L 0 1256 0 1257 C 0 1297 11 1337 31 1372 51 1407 81 1437 116 1457 151 1477 191 1488 232 1488 L 1157 1487 1158 1488 C 1198 1488 1238 1477 1273 1457 1308 1437 1338 1407 1358 1372 1378 1337 1389 1297 1389 1257 L 1389 231 1389 232 1389 232 C 1389 191 1378 151 1358 116 1338 81 1308 51 1273 31 1238 11 1198 0 1158 0 L 231 0 N"><draw:equation draw:name="f0" draw:formula="logwidth"/><draw:equation draw:name="f1" draw:formula="logheight"/></draw:enhanced-geometry></draw:custom-shape><draw:custom-shape text:anchor-type="paragraph" draw:z-index="22" draw:name="Form3_3" draw:style-name="gr27" draw:text-style-name="P8" svg:width="2.453cm" svg:height="2.627cm" svg:x="10.111cm" svg:y="0.898cm"><text:p/><draw:enhanced-geometry draw:mirror-horizontal="false" draw:mirror-vertical="false" svg:viewBox="0 0 0 0" drawooo:sub-view-size="1390 1489" draw:text-areas="0 0 ?f0 ?f1" draw:type="ooxml-non-primitive" draw:enhanced-path="M 231 0 L 232 0 C 191 0 151 11 116 31 81 51 51 81 31 116 11 151 0 191 0 232 L 0 1256 0 1257 C 0 1297 11 1337 31 1372 51 1407 81 1437 116 1457 151 1477 191 1488 232 1488 L 1157 1487 1158 1488 C 1198 1488 1238 1477 1273 1457 1308 1437 1338 1407 1358 1372 1378 1337 1389 1297 1389 1257 L 1389 231 1389 232 1389 232 C 1389 191 1378 151 1358 116 1338 81 1308 51 1273 31 1238 11 1198 0 1158 0 L 231 0 N"><draw:equation draw:name="f0" draw:formula="logwidth"/><draw:equation draw:name="f1" draw:formula="logheight"/></draw:enhanced-geometry></draw:custom-shape><draw:custom-shape text:anchor-type="paragraph" draw:z-index="28" draw:name="Form66" draw:style-name="gr25" draw:text-style-name="P8" svg:width="3.767cm" svg:height="0.484cm" svg:x="5.53cm" svg:y="24.5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Form3_2" draw:style-name="gr27" draw:text-style-name="P8" svg:width="2.453cm" svg:height="2.627cm" svg:x="12.776cm" svg:y="0.877cm"><text:p/><draw:enhanced-geometry draw:mirror-horizontal="false" draw:mirror-vertical="false" svg:viewBox="0 0 0 0" drawooo:sub-view-size="1390 1489" draw:text-areas="0 0 ?f0 ?f1" draw:type="ooxml-non-primitive" draw:enhanced-path="M 231 0 L 232 0 C 191 0 151 11 116 31 81 51 51 81 31 116 11 151 0 191 0 232 L 0 1256 0 1257 C 0 1297 11 1337 31 1372 51 1407 81 1437 116 1457 151 1477 191 1488 232 1488 L 1157 1487 1158 1488 C 1198 1488 1238 1477 1273 1457 1308 1437 1338 1407 1358 1372 1378 1337 1389 1297 1389 1257 L 1389 231 1389 232 1389 232 C 1389 191 1378 151 1358 116 1338 81 1308 51 1273 31 1238 11 1198 0 1158 0 L 231 0 N"><draw:equation draw:name="f0" draw:formula="logwidth"/><draw:equation draw:name="f1" draw:formula="logheight"/></draw:enhanced-geometry></draw:custom-shape><draw:custom-shape text:anchor-type="paragraph" draw:z-index="8" draw:name="Form1_1" draw:style-name="gr34" draw:text-style-name="P8" svg:width="18.525cm" svg:height="3.954cm" svg:x="-0.557cm" svg:y="5.5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Form5_1" draw:style-name="gr35" draw:text-style-name="P8" svg:width="5.135cm" svg:height="2.326cm" svg:x="6.034cm" svg:y="6.639cm"><text:p/><draw:enhanced-geometry draw:mirror-horizontal="false" draw:mirror-vertical="false" svg:viewBox="0 0 0 0" drawooo:sub-view-size="2911 1318" draw:text-areas="0 0 ?f0 ?f1" draw:type="ooxml-non-primitive" draw:enhanced-path="M 219 0 L 220 0 C 181 0 143 10 110 29 76 49 49 76 29 110 10 143 0 181 0 220 L 0 1097 0 1098 C 0 1136 10 1174 29 1207 49 1241 76 1268 110 1288 143 1307 181 1317 220 1317 L 2690 1317 2691 1317 C 2729 1317 2767 1307 2800 1288 2834 1268 2861 1241 2881 1207 2900 1174 2910 1136 2910 1098 L 2910 219 2910 220 2910 220 C 2910 181 2900 143 2881 110 2861 76 2834 49 2800 29 2767 10 2729 0 2691 0 L 219 0 N"><draw:equation draw:name="f0" draw:formula="logwidth"/><draw:equation draw:name="f1" draw:formula="logheight"/></draw:enhanced-geometry></draw:custom-shape><draw:custom-shape text:anchor-type="paragraph" draw:z-index="10" draw:name="Form5_0" draw:style-name="gr36" draw:text-style-name="P8" svg:width="5.134cm" svg:height="2.324cm" svg:x="11.98cm" svg:y="6.659cm"><text:p/><draw:enhanced-geometry draw:mirror-horizontal="false" draw:mirror-vertical="false" svg:viewBox="0 0 0 0" drawooo:sub-view-size="2910 1317" draw:text-areas="0 0 ?f0 ?f1" draw:type="ooxml-non-primitive" draw:enhanced-path="M 219 0 L 219 0 C 181 0 143 10 110 29 76 49 49 76 29 110 10 143 0 181 0 219 L 0 1096 0 1097 C 0 1135 10 1173 29 1206 49 1240 76 1267 110 1287 143 1306 181 1316 219 1316 L 2689 1316 2690 1316 C 2728 1316 2766 1306 2799 1287 2833 1267 2860 1240 2880 1206 2899 1173 2909 1135 2909 1097 L 2909 219 2909 219 2909 219 C 2909 181 2899 143 2880 110 2860 76 2833 49 2799 29 2766 10 2728 0 2690 0 L 219 0 N"><draw:equation draw:name="f0" draw:formula="logwidth"/><draw:equation draw:name="f1" draw:formula="logheight"/></draw:enhanced-geometry></draw:custom-shape><draw:custom-shape text:anchor-type="paragraph" draw:z-index="9" draw:name="Form5" draw:style-name="gr36" draw:text-style-name="P8" svg:width="5.134cm" svg:height="2.324cm" svg:x="0.215cm" svg:y="6.597cm"><text:p/><draw:enhanced-geometry draw:mirror-horizontal="false" draw:mirror-vertical="false" svg:viewBox="0 0 0 0" drawooo:sub-view-size="2910 1317" draw:text-areas="0 0 ?f0 ?f1" draw:type="ooxml-non-primitive" draw:enhanced-path="M 219 0 L 219 0 C 181 0 143 10 110 29 76 49 49 76 29 110 10 143 0 181 0 219 L 0 1096 0 1097 C 0 1135 10 1173 29 1206 49 1240 76 1267 110 1287 143 1306 181 1316 219 1316 L 2689 1316 2690 1316 C 2728 1316 2766 1306 2799 1287 2833 1267 2860 1240 2880 1206 2899 1173 2909 1135 2909 1097 L 2909 219 2909 219 2909 219 C 2909 181 2899 143 2880 110 2860 76 2833 49 2799 29 2766 10 2728 0 2690 0 L 219 0 N"><draw:equation draw:name="f0" draw:formula="logwidth"/><draw:equation draw:name="f1" draw:formula="logheight"/></draw:enhanced-geometry></draw:custom-shape><draw:custom-shape text:anchor-type="paragraph" draw:z-index="7" draw:name="Form4_1" draw:style-name="gr37" draw:text-style-name="P8" svg:width="2.671cm" svg:height="2.671cm" svg:x="5.775cm" svg:y="11.968cm"><text:p/><draw:enhanced-geometry draw:mirror-horizontal="false" draw:mirror-vertical="false" svg:viewBox="0 0 0 0" drawooo:sub-view-size="1514 1514" draw:text-areas="0 0 ?f0 ?f1" draw:type="ooxml-non-primitive" draw:enhanced-path="M 252 0 L 252 0 C 208 0 164 12 126 34 88 56 56 88 34 126 12 164 0 208 0 252 L 0 1260 0 1261 C 0 1305 12 1349 34 1387 56 1425 88 1457 126 1479 164 1501 208 1513 252 1513 L 1260 1513 1261 1513 C 1305 1513 1349 1501 1387 1479 1425 1457 1457 1425 1479 1387 1501 1349 1513 1305 1513 1261 L 1513 252 1513 252 1513 252 C 1513 208 1501 164 1479 126 1457 88 1425 56 1387 34 1349 12 1305 0 1261 0 L 252 0 N"><draw:equation draw:name="f0" draw:formula="logwidth"/><draw:equation draw:name="f1" draw:formula="logheight"/></draw:enhanced-geometry></draw:custom-shape><draw:custom-shape text:anchor-type="paragraph" draw:z-index="6" draw:name="Form4_0" draw:style-name="gr37" draw:text-style-name="P8" svg:width="2.671cm" svg:height="2.671cm" svg:x="2.679cm" svg:y="11.989cm"><text:p/><draw:enhanced-geometry draw:mirror-horizontal="false" draw:mirror-vertical="false" svg:viewBox="0 0 0 0" drawooo:sub-view-size="1514 1514" draw:text-areas="0 0 ?f0 ?f1" draw:type="ooxml-non-primitive" draw:enhanced-path="M 252 0 L 252 0 C 208 0 164 12 126 34 88 56 56 88 34 126 12 164 0 208 0 252 L 0 1260 0 1261 C 0 1305 12 1349 34 1387 56 1425 88 1457 126 1479 164 1501 208 1513 252 1513 L 1260 1513 1261 1513 C 1305 1513 1349 1501 1387 1479 1425 1457 1457 1425 1479 1387 1501 1349 1513 1305 1513 1261 L 1513 252 1513 252 1513 252 C 1513 208 1501 164 1479 126 1457 88 1425 56 1387 34 1349 12 1305 0 1261 0 L 252 0 N"><draw:equation draw:name="f0" draw:formula="logwidth"/><draw:equation draw:name="f1" draw:formula="logheight"/></draw:enhanced-geometry></draw:custom-shape><draw:custom-shape text:anchor-type="paragraph" draw:z-index="5" draw:name="Form4_13" draw:style-name="gr37" draw:text-style-name="P8" svg:width="2.671cm" svg:height="2.671cm" svg:x="8.804cm" svg:y="11.927cm"><text:p/><draw:enhanced-geometry draw:mirror-horizontal="false" draw:mirror-vertical="false" svg:viewBox="0 0 0 0" drawooo:sub-view-size="1514 1514" draw:text-areas="0 0 ?f0 ?f1" draw:type="ooxml-non-primitive" draw:enhanced-path="M 252 0 L 252 0 C 208 0 164 12 126 34 88 56 56 88 34 126 12 164 0 208 0 252 L 0 1260 0 1261 C 0 1305 12 1349 34 1387 56 1425 88 1457 126 1479 164 1501 208 1513 252 1513 L 1260 1513 1261 1513 C 1305 1513 1349 1501 1387 1479 1425 1457 1457 1425 1479 1387 1501 1349 1513 1305 1513 1261 L 1513 252 1513 252 1513 252 C 1513 208 1501 164 1479 126 1457 88 1425 56 1387 34 1349 12 1305 0 1261 0 L 252 0 N"><draw:equation draw:name="f0" draw:formula="logwidth"/><draw:equation draw:name="f1" draw:formula="logheight"/></draw:enhanced-geometry></draw:custom-shape><draw:custom-shape text:anchor-type="paragraph" draw:z-index="2" draw:name="Form4" draw:style-name="gr33" draw:text-style-name="P8" svg:width="2.675cm" svg:height="2.675cm" svg:x="-0.333cm" svg:y="11.968cm"><text:p/><draw:enhanced-geometry draw:mirror-horizontal="false" draw:mirror-vertical="false" svg:viewBox="0 0 0 0" drawooo:sub-view-size="1516 1516" draw:text-areas="0 0 ?f0 ?f1" draw:type="ooxml-non-primitive" draw:enhanced-path="M 252 0 L 253 0 C 208 0 165 12 126 34 88 56 56 88 34 126 12 165 0 208 0 253 L 0 1262 0 1263 C 0 1307 12 1350 34 1389 56 1427 88 1459 126 1481 165 1503 208 1515 253 1515 L 1262 1515 1263 1515 C 1307 1515 1350 1503 1389 1481 1427 1459 1459 1427 1481 1389 1503 1350 1515 1307 1515 1263 L 1515 252 1515 253 1515 253 C 1515 208 1503 165 1481 126 1459 88 1427 56 1389 34 1350 12 1307 0 1263 0 L 252 0 N"><draw:equation draw:name="f0" draw:formula="logwidth"/><draw:equation draw:name="f1" draw:formula="logheight"/></draw:enhanced-geometry></draw:custom-shape><draw:custom-shape text:anchor-type="paragraph" draw:z-index="1" draw:name="Form1_0" draw:style-name="gr34" draw:text-style-name="P8" svg:width="18.525cm" svg:height="3.954cm" svg:x="-0.741cm" svg:y="11.2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Form4_4" draw:style-name="gr32" draw:text-style-name="P8" svg:width="2.678cm" svg:height="2.678cm" svg:x="15.005cm" svg:y="18.029cm"><text:p/><draw:enhanced-geometry draw:mirror-horizontal="false" draw:mirror-vertical="false" svg:viewBox="0 0 0 0" drawooo:sub-view-size="1518 1518" draw:text-areas="0 0 ?f0 ?f1" draw:type="ooxml-non-primitive" draw:enhanced-path="M 252 0 L 253 0 C 208 0 165 12 126 34 88 56 56 88 34 126 12 165 0 208 0 253 L 0 1264 0 1264 C 0 1309 12 1352 34 1391 56 1429 88 1461 126 1483 165 1505 208 1517 253 1517 L 1264 1517 1264 1517 C 1309 1517 1352 1505 1391 1483 1429 1461 1461 1429 1483 1391 1505 1352 1517 1309 1517 1264 L 1517 252 1517 253 1517 253 C 1517 208 1505 165 1483 126 1461 88 1429 56 1391 34 1352 12 1309 0 1264 0 L 252 0 N"><draw:equation draw:name="f0" draw:formula="logwidth"/><draw:equation draw:name="f1" draw:formula="logheight"/></draw:enhanced-geometry></draw:custom-shape><draw:custom-shape text:anchor-type="paragraph" draw:z-index="20" draw:name="Form23" draw:style-name="gr30" draw:text-style-name="P8" svg:width="2.65cm" svg:height="0.486cm" svg:x="6.98cm" svg:y="24.6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Form22" draw:style-name="gr31" draw:text-style-name="P8" svg:width="18.437cm" svg:height="3.091cm" svg:x="-0.605cm" svg:y="23.299cm"><text:p/><draw:enhanced-geometry draw:mirror-horizontal="false" draw:mirror-vertical="false" svg:viewBox="0 0 0 0" drawooo:sub-view-size="10452 1752" draw:text-areas="0 0 ?f0 ?f1" draw:type="ooxml-non-primitive" draw:enhanced-path="M 291 0 L 292 0 C 241 0 190 13 146 39 102 65 65 102 39 146 13 190 0 241 0 292 L 0 1459 0 1459 C 0 1510 13 1561 39 1605 65 1649 102 1686 146 1712 190 1738 241 1751 292 1751 L 10159 1751 10159 1751 C 10210 1751 10261 1738 10305 1712 10349 1686 10386 1649 10412 1605 10438 1561 10451 1510 10451 1459 L 10451 291 10451 292 10451 292 C 10451 241 10438 190 10412 146 10386 102 10349 65 10305 39 10261 13 10210 0 10159 0 L 291 0 N"><draw:equation draw:name="f0" draw:formula="logwidth"/><draw:equation draw:name="f1" draw:formula="logheight"/></draw:enhanced-geometry></draw:custom-shape><draw:custom-shape text:anchor-type="paragraph" draw:z-index="0" draw:name="Form1" draw:style-name="gr34" draw:text-style-name="P8" svg:width="18.525cm" svg:height="3.954cm" svg:x="-0.415cm" svg:y="-0.03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Form4_3" draw:style-name="gr33" draw:text-style-name="P8" svg:width="2.675cm" svg:height="2.675cm" svg:x="2.833cm" svg:y="18.075cm"><text:p/><draw:enhanced-geometry draw:mirror-horizontal="false" draw:mirror-vertical="false" svg:viewBox="0 0 0 0" drawooo:sub-view-size="1516 1516" draw:text-areas="0 0 ?f0 ?f1" draw:type="ooxml-non-primitive" draw:enhanced-path="M 252 0 L 253 0 C 208 0 165 12 126 34 88 56 56 88 34 126 12 165 0 208 0 253 L 0 1262 0 1263 C 0 1307 12 1350 34 1389 56 1427 88 1459 126 1481 165 1503 208 1515 253 1515 L 1262 1515 1263 1515 C 1307 1515 1350 1503 1389 1481 1427 1459 1459 1427 1481 1389 1503 1350 1515 1307 1515 1263 L 1515 252 1515 253 1515 253 C 1515 208 1503 165 1481 126 1459 88 1427 56 1389 34 1350 12 1307 0 1263 0 L 252 0 N"><draw:equation draw:name="f0" draw:formula="logwidth"/><draw:equation draw:name="f1" draw:formula="logheight"/></draw:enhanced-geometry></draw:custom-shape><draw:custom-shape text:anchor-type="paragraph" draw:z-index="16" draw:name="Form4_7" draw:style-name="gr33" draw:text-style-name="P8" svg:width="2.675cm" svg:height="2.675cm" svg:x="5.84cm" svg:y="18.096cm"><text:p/><draw:enhanced-geometry draw:mirror-horizontal="false" draw:mirror-vertical="false" svg:viewBox="0 0 0 0" drawooo:sub-view-size="1516 1516" draw:text-areas="0 0 ?f0 ?f1" draw:type="ooxml-non-primitive" draw:enhanced-path="M 252 0 L 253 0 C 208 0 165 12 126 34 88 56 56 88 34 126 12 165 0 208 0 253 L 0 1262 0 1263 C 0 1307 12 1350 34 1389 56 1427 88 1459 126 1481 165 1503 208 1515 253 1515 L 1262 1515 1263 1515 C 1307 1515 1350 1503 1389 1481 1427 1459 1459 1427 1481 1389 1503 1350 1515 1307 1515 1263 L 1515 252 1515 253 1515 253 C 1515 208 1503 165 1481 126 1459 88 1427 56 1389 34 1350 12 1307 0 1263 0 L 252 0 N"><draw:equation draw:name="f0" draw:formula="logwidth"/><draw:equation draw:name="f1" draw:formula="logheight"/></draw:enhanced-geometry></draw:custom-shape><draw:custom-shape text:anchor-type="paragraph" draw:z-index="15" draw:name="Form4_6" draw:style-name="gr33" draw:text-style-name="P8" svg:width="2.675cm" svg:height="2.675cm" svg:x="8.994cm" svg:y="18.076cm"><text:p/><draw:enhanced-geometry draw:mirror-horizontal="false" draw:mirror-vertical="false" svg:viewBox="0 0 0 0" drawooo:sub-view-size="1516 1516" draw:text-areas="0 0 ?f0 ?f1" draw:type="ooxml-non-primitive" draw:enhanced-path="M 252 0 L 253 0 C 208 0 165 12 126 34 88 56 56 88 34 126 12 165 0 208 0 253 L 0 1262 0 1263 C 0 1307 12 1350 34 1389 56 1427 88 1459 126 1481 165 1503 208 1515 253 1515 L 1262 1515 1263 1515 C 1307 1515 1350 1503 1389 1481 1427 1459 1459 1427 1481 1389 1503 1350 1515 1307 1515 1263 L 1515 252 1515 253 1515 253 C 1515 208 1503 165 1481 126 1459 88 1427 56 1389 34 1350 12 1307 0 1263 0 L 252 0 N"><draw:equation draw:name="f0" draw:formula="logwidth"/><draw:equation draw:name="f1" draw:formula="logheight"/></draw:enhanced-geometry></draw:custom-shape><draw:custom-shape text:anchor-type="paragraph" draw:z-index="14" draw:name="Form4_5" draw:style-name="gr33" draw:text-style-name="P8" svg:width="2.675cm" svg:height="2.675cm" svg:x="12.058cm" svg:y="18.055cm"><text:p/><draw:enhanced-geometry draw:mirror-horizontal="false" draw:mirror-vertical="false" svg:viewBox="0 0 0 0" drawooo:sub-view-size="1516 1516" draw:text-areas="0 0 ?f0 ?f1" draw:type="ooxml-non-primitive" draw:enhanced-path="M 252 0 L 253 0 C 208 0 165 12 126 34 88 56 56 88 34 126 12 165 0 208 0 253 L 0 1262 0 1263 C 0 1307 12 1350 34 1389 56 1427 88 1459 126 1481 165 1503 208 1515 253 1515 L 1262 1515 1263 1515 C 1307 1515 1350 1503 1389 1481 1427 1459 1459 1427 1481 1389 1503 1350 1515 1307 1515 1263 L 1515 252 1515 253 1515 253 C 1515 208 1503 165 1481 126 1459 88 1427 56 1389 34 1350 12 1307 0 1263 0 L 252 0 N"><draw:equation draw:name="f0" draw:formula="logwidth"/><draw:equation draw:name="f1" draw:formula="logheight"/></draw:enhanced-geometry></draw:custom-shape><draw:custom-shape text:anchor-type="paragraph" draw:z-index="13" draw:name="Form4_2" draw:style-name="gr33" draw:text-style-name="P8" svg:width="2.675cm" svg:height="2.675cm" svg:x="-0.245cm" svg:y="18.009cm"><text:p/><draw:enhanced-geometry draw:mirror-horizontal="false" draw:mirror-vertical="false" svg:viewBox="0 0 0 0" drawooo:sub-view-size="1516 1516" draw:text-areas="0 0 ?f0 ?f1" draw:type="ooxml-non-primitive" draw:enhanced-path="M 252 0 L 253 0 C 208 0 165 12 126 34 88 56 56 88 34 126 12 165 0 208 0 253 L 0 1262 0 1263 C 0 1307 12 1350 34 1389 56 1427 88 1459 126 1481 165 1503 208 1515 253 1515 L 1262 1515 1263 1515 C 1307 1515 1350 1503 1389 1481 1427 1459 1459 1427 1481 1389 1503 1350 1515 1307 1515 1263 L 1515 252 1515 253 1515 253 C 1515 208 1503 165 1481 126 1459 88 1427 56 1389 34 1350 12 1307 0 1263 0 L 252 0 N"><draw:equation draw:name="f0" draw:formula="logwidth"/><draw:equation draw:name="f1" draw:formula="logheight"/></draw:enhanced-geometry></draw:custom-shape><draw:custom-shape text:anchor-type="paragraph" draw:z-index="12" draw:name="Form1_2" draw:style-name="gr34" draw:text-style-name="P8" svg:width="18.525cm" svg:height="3.954cm" svg:x="-0.63cm" svg:y="17.2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9" draw:name="Form63" draw:style-name="gr24" draw:text-style-name="P5" svg:width="3.881cm" svg:height="0.854cm" svg:x="6.558cm" svg:y="24.56cm"><draw:text-box><text:p><text:span text:style-name="T1">Datenbank</text:span></text:p></draw:text-box></draw:frame><draw:frame text:anchor-type="paragraph" draw:z-index="30" draw:name="Form18" draw:style-name="gr23" draw:text-style-name="P5" svg:width="1.809cm" svg:height="0.558cm" svg:x="6.706cm" svg:y="19.226cm"><draw:text-box><text:p><text:span text:style-name="T1">Foto</text:span></text:p></draw:text-box></draw:frame><draw:frame text:anchor-type="paragraph" draw:z-index="31" draw:name="Form25" draw:style-name="gr22" draw:text-style-name="P5" svg:width="1.645cm" svg:height="0.888cm" svg:x="0.148cm" svg:y="1.896cm"><draw:text-box><text:p><text:span text:style-name="T1">Antwort</text:span></text:p></draw:text-box></draw:frame><draw:frame text:anchor-type="paragraph" draw:z-index="33" draw:name="Form27" draw:style-name="gr11" draw:text-style-name="P5" svg:width="2.154cm" svg:height="0.976cm" svg:x="5.212cm" svg:y="1.97cm"><draw:text-box><text:p><text:span text:style-name="T1">FileService</text:span></text:p></draw:text-box></draw:frame><draw:frame text:anchor-type="paragraph" draw:z-index="34" draw:name="Form28" draw:style-name="gr20" draw:text-style-name="P5" svg:width="1.701cm" svg:height="0.775cm" svg:x="8.26cm" svg:y="2.046cm"><draw:text-box><text:p><text:span text:style-name="T1">Filter</text:span></text:p></draw:text-box></draw:frame><draw:frame text:anchor-type="paragraph" draw:z-index="35" draw:name="Form29" draw:style-name="gr19" draw:text-style-name="P5" svg:width="1.664cm" svg:height="0.87cm" svg:x="10.634cm" svg:y="1.969cm"><draw:text-box><text:p><text:span text:style-name="T1">Hasher</text:span></text:p></draw:text-box></draw:frame><draw:frame text:anchor-type="paragraph" draw:z-index="38" draw:name="Form32_0" draw:style-name="gr6" draw:text-style-name="P7" svg:width="2.1cm" svg:height="0.489cm" svg:x="-0.175cm" svg:y="0.136cm"><draw:text-box><text:p><text:span text:style-name="T3">Service</text:span></text:p></draw:text-box></draw:frame><draw:frame text:anchor-type="paragraph" draw:z-index="32" draw:name="Form26" draw:style-name="gr21" draw:text-style-name="P5" svg:width="2.2cm" svg:height="1.463cm" svg:x="2.584cm" svg:y="1.801cm"><draw:text-box><text:p><text:span text:style-name="T1">DateSorter</text:span></text:p><text:p><text:span text:style-name="T1">NameSorter</text:span></text:p></draw:text-box></draw:frame></text:p>
      <text:p text:style-name="P1"><draw:frame text:anchor-type="paragraph" draw:z-index="36" draw:name="Form30" draw:style-name="gr17" draw:text-style-name="P5" svg:width="1.588cm" svg:height="0.738cm" svg:x="13.316cm" svg:y="1.434cm"><draw:text-box><text:p><text:span text:style-name="T1">Mail</text:span></text:p></draw:text-box></draw:frame><draw:frame text:anchor-type="paragraph" draw:z-index="37" draw:name="Form31" draw:style-name="gr11" draw:text-style-name="P5" svg:width="2.075cm" svg:height="0.976cm" svg:x="15.776cm" svg:y="1.318cm"><draw:text-box><text:p><text:span text:style-name="T1">Tokenizer</text:span></text:p></draw:text-box></draw:frame><draw:frame text:anchor-type="paragraph" draw:z-index="39" draw:name="Form6" draw:style-name="gr18" draw:text-style-name="P6" svg:width="2.193cm" svg:height="0.549cm" svg:x="-0.231cm" svg:y="5.375cm"><draw:text-box><text:p><text:span text:style-name="T2">WebService</text:span></text:p></draw:text-box></draw:frame><draw:frame text:anchor-type="paragraph" draw:z-index="40" draw:name="Form13" draw:style-name="gr17" draw:text-style-name="P6" svg:width="1.909cm" svg:height="0.738cm" svg:x="1.81cm" svg:y="6.962cm"><draw:text-box><text:p><text:span text:style-name="T1">ChatWS</text:span></text:p></draw:text-box></draw:frame><draw:frame text:anchor-type="paragraph" draw:z-index="41" draw:name="Form14" draw:style-name="gr16" draw:text-style-name="P5" svg:width="2.703cm" svg:height="0.795cm" svg:x="7.177cm" svg:y="7.001cm"><draw:text-box><text:p><text:span text:style-name="T1">NachrichtWS</text:span></text:p></draw:text-box></draw:frame><draw:frame text:anchor-type="paragraph" draw:z-index="42" draw:name="Form15" draw:style-name="gr15" draw:text-style-name="P5" svg:width="3.156cm" svg:height="0.699cm" svg:x="13.224cm" svg:y="7.077cm"><draw:text-box><text:p><text:span text:style-name="T1">NutzerWS</text:span></text:p></draw:text-box></draw:frame><draw:frame text:anchor-type="paragraph" draw:z-index="43" draw:name="Form2" draw:style-name="gr11" draw:text-style-name="P6" svg:width="4.575cm" svg:height="0.976cm" svg:x="-0.402cm" svg:y="10.931cm"><draw:text-box><text:p><text:span text:style-name="T2">Datenbankzugriff</text:span></text:p></draw:text-box></draw:frame><draw:frame text:anchor-type="paragraph" draw:z-index="44" draw:name="Form7" draw:style-name="gr14" draw:text-style-name="P5" svg:width="2.444cm" svg:height="0.877cm" svg:x="-0.102cm" svg:y="12.434cm"><draw:text-box><text:p><text:span text:style-name="T1">BlacklistEJB</text:span></text:p></draw:text-box></draw:frame><draw:frame text:anchor-type="paragraph" draw:z-index="45" draw:name="Form8" draw:style-name="gr13" draw:text-style-name="P5" svg:width="2.218cm" svg:height="0.632cm" svg:x="3.27cm" svg:y="12.656cm"><draw:text-box><text:p><text:span text:style-name="T1">ChatEJB</text:span></text:p></draw:text-box></draw:frame><draw:frame text:anchor-type="paragraph" draw:z-index="46" draw:name="Form9" draw:style-name="gr12" draw:text-style-name="P5" svg:width="1.893cm" svg:height="0.692cm" svg:x="6.384cm" svg:y="12.594cm"><draw:text-box><text:p><text:span text:style-name="T1">FotoEJB</text:span></text:p></draw:text-box></draw:frame><draw:frame text:anchor-type="paragraph" draw:z-index="47" draw:name="Form10" draw:style-name="gr11" draw:text-style-name="P5" svg:width="2.465cm" svg:height="0.976cm" svg:x="9.01cm" svg:y="12.635cm"><draw:text-box><text:p><text:span text:style-name="T1">NachrichtEJB</text:span></text:p></draw:text-box></draw:frame><draw:frame text:anchor-type="paragraph" draw:z-index="48" draw:name="Form11" draw:style-name="gr10" draw:text-style-name="P5" svg:width="2.117cm" svg:height="0.754cm" svg:x="12.305cm" svg:y="12.532cm"><draw:text-box><text:p><text:span text:style-name="T1">NutzerEJB</text:span></text:p></draw:text-box></draw:frame><draw:frame text:anchor-type="paragraph" draw:z-index="49" draw:name="Form12" draw:style-name="gr10" draw:text-style-name="P5" svg:width="2.26cm" svg:height="0.754cm" svg:x="15.284cm" svg:y="12.492cm"><draw:text-box><text:p><text:span text:style-name="T1">SettingsEJB</text:span></text:p></draw:text-box></draw:frame><draw:frame text:anchor-type="paragraph" draw:z-index="50" draw:name="Form24" draw:style-name="gr9" draw:text-style-name="P6" svg:width="2.647cm" svg:height="0.503cm" svg:x="-0.337cm" svg:y="16.912cm"><draw:text-box><text:p><text:span text:style-name="T2">Entitäten</text:span></text:p></draw:text-box></draw:frame><draw:frame text:anchor-type="paragraph" draw:z-index="51" draw:name="Form16" draw:style-name="gr8" draw:text-style-name="P5" svg:width="1.747cm" svg:height="0.768cm" svg:x="0.351cm" svg:y="18.658cm"><draw:text-box><text:p><text:span text:style-name="T1">Blacklist</text:span></text:p></draw:text-box></draw:frame><draw:frame text:anchor-type="paragraph" draw:z-index="52" draw:name="Form17" draw:style-name="gr7" draw:text-style-name="P5" svg:width="1.773cm" svg:height="0.53cm" svg:x="3.734cm" svg:y="18.844cm"><draw:text-box><text:p><text:span text:style-name="T1">Chat</text:span></text:p></draw:text-box></draw:frame><draw:frame text:anchor-type="paragraph" draw:z-index="53" draw:name="Form19" draw:style-name="gr6" draw:text-style-name="P5" svg:width="1.826cm" svg:height="0.489cm" svg:x="9.426cm" svg:y="18.738cm"><draw:text-box><text:p><text:span text:style-name="T1">Nachricht</text:span></text:p></draw:text-box></draw:frame><draw:frame text:anchor-type="paragraph" draw:z-index="54" draw:name="Form20" draw:style-name="gr5" draw:text-style-name="P5" svg:width="1.747cm" svg:height="0.847cm" svg:x="12.76cm" svg:y="18.685cm"><draw:text-box><text:p><text:span text:style-name="T1">Nutzer</text:span></text:p></draw:text-box></draw:frame><draw:frame text:anchor-type="paragraph" draw:z-index="55" draw:name="Form21" draw:style-name="gr4" draw:text-style-name="P5" svg:width="2.038cm" svg:height="0.715cm" svg:x="15.646cm" svg:y="18.685cm"><draw:text-box><text:p><text:span text:style-name="T1">Settings</text:span></text:p></draw:text-box></draw:frame><draw:line text:anchor-type="paragraph" draw:z-index="56" draw:name="Form33" draw:style-name="gr3" draw:text-style-name="P4" svg:x1="2.653cm" svg:y1="6.11cm" svg:x2="1.304cm" svg:y2="3.025cm"><text:p/></draw:line><draw:line text:anchor-type="paragraph" draw:z-index="57" draw:name="Form34" draw:style-name="gr3" draw:text-style-name="P4" svg:x1="2.653cm" svg:y1="6.11cm" svg:x2="3.5cm" svg:y2="3.039cm"><text:p/></draw:line><draw:line text:anchor-type="paragraph" draw:z-index="58" draw:name="Form35" draw:style-name="gr3" draw:text-style-name="P4" svg:x1="2.653cm" svg:y1="6.11cm" svg:x2="8.553cm" svg:y2="3.037cm"><text:p/></draw:line><draw:line text:anchor-type="paragraph" draw:z-index="59" draw:name="Form36" draw:style-name="gr3" draw:text-style-name="P4" svg:x1="2.653cm" svg:y1="6.11cm" svg:x2="16.649cm" svg:y2="3.016cm"><text:p/></draw:line><draw:line text:anchor-type="paragraph" draw:z-index="60" draw:name="Form37" draw:style-name="gr3" draw:text-style-name="P4" svg:x1="8.554cm" svg:y1="6.152cm" svg:x2="1.304cm" svg:y2="3.025cm"><text:p/></draw:line><draw:line text:anchor-type="paragraph" draw:z-index="61" draw:name="Form38" draw:style-name="gr3" draw:text-style-name="P4" svg:x1="8.765cm" svg:y1="6.152cm" svg:x2="6.172cm" svg:y2="3.037cm"><text:p/></draw:line><draw:line text:anchor-type="paragraph" draw:z-index="62" draw:name="Form39" draw:style-name="gr3" draw:text-style-name="P4" svg:x1="8.765cm" svg:y1="6.152cm" svg:x2="8.765cm" svg:y2="3.037cm"><text:p/></draw:line><draw:line text:anchor-type="paragraph" draw:z-index="63" draw:name="Form40" draw:style-name="gr3" draw:text-style-name="P4" svg:x1="8.765cm" svg:y1="6.152cm" svg:x2="13.792cm" svg:y2="3.016cm"><text:p/></draw:line><draw:line text:anchor-type="paragraph" draw:z-index="64" draw:name="Form41" draw:style-name="gr3" draw:text-style-name="P4" svg:x1="14.559cm" svg:y1="6.172cm" svg:x2="16.517cm" svg:y2="3.016cm"><text:p/></draw:line><draw:line text:anchor-type="paragraph" draw:z-index="65" draw:name="Form42" draw:style-name="gr3" draw:text-style-name="P4" svg:x1="14.559cm" svg:y1="6.172cm" svg:x2="13.792cm" svg:y2="3.016cm"><text:p/></draw:line><draw:line text:anchor-type="paragraph" draw:z-index="66" draw:name="Form43" draw:style-name="gr3" draw:text-style-name="P4" svg:x1="14.559cm" svg:y1="6.172cm" svg:x2="11.358cm" svg:y2="3.016cm"><text:p/></draw:line><draw:line text:anchor-type="paragraph" draw:z-index="67" draw:name="Form44" draw:style-name="gr3" draw:text-style-name="P4" svg:x1="14.559cm" svg:y1="6.171cm" svg:x2="8.765cm" svg:y2="3.037cm"><text:p/></draw:line><draw:line text:anchor-type="paragraph" draw:z-index="68" draw:name="Form45" draw:style-name="gr3" draw:text-style-name="P4" svg:x1="14.56cm" svg:y1="6.172cm" svg:x2="1.304cm" svg:y2="3.025cm"><text:p/></draw:line><draw:line text:anchor-type="paragraph" draw:z-index="69" draw:name="Form46" draw:style-name="gr3" draw:text-style-name="P4" svg:x1="1.859cm" svg:y1="14.155cm" svg:x2="1.859cm" svg:y2="17.522cm"><text:p/></draw:line><draw:line text:anchor-type="paragraph" draw:z-index="70" draw:name="Form46_0" draw:style-name="gr3" draw:text-style-name="P4" svg:x1="3.976cm" svg:y1="14.22cm" svg:x2="3.976cm" svg:y2="17.587cm"><text:p/></draw:line><draw:line text:anchor-type="paragraph" draw:z-index="71" draw:name="Form46_1" draw:style-name="gr3" draw:text-style-name="P4" svg:x1="16.173cm" svg:y1="14.175cm" svg:x2="16.173cm" svg:y2="17.542cm"><text:p/></draw:line><draw:line text:anchor-type="paragraph" draw:z-index="72" draw:name="Form46_2" draw:style-name="gr3" draw:text-style-name="P4" svg:x1="13.183cm" svg:y1="14.201cm" svg:x2="13.183cm" svg:y2="17.568cm"><text:p/></draw:line><draw:line text:anchor-type="paragraph" draw:z-index="73" draw:name="Form46_3" draw:style-name="gr3" draw:text-style-name="P4" svg:x1="10.246cm" svg:y1="14.222cm" svg:x2="10.246cm" svg:y2="17.589cm"><text:p/></draw:line><draw:line text:anchor-type="paragraph" draw:z-index="74" draw:name="Form46_4" draw:style-name="gr3" draw:text-style-name="P4" svg:x1="7.124cm" svg:y1="14.152cm" svg:x2="7.124cm" svg:y2="17.519cm"><text:p/></draw:line><draw:custom-shape text:anchor-type="paragraph" draw:z-index="3" draw:name="Form4_11" draw:style-name="gr38" draw:text-style-name="P8" svg:width="2.673cm" svg:height="2.673cm" svg:x="14.871cm" svg:y="11.513cm"><text:p/><draw:enhanced-geometry draw:mirror-horizontal="false" draw:mirror-vertical="false" svg:viewBox="0 0 0 0" drawooo:sub-view-size="1515 1515" draw:text-areas="0 0 ?f0 ?f1" draw:type="ooxml-non-primitive" draw:enhanced-path="M 252 0 L 252 0 C 208 0 165 12 126 34 88 56 56 88 34 126 12 165 0 208 0 252 L 0 1261 0 1262 C 0 1306 12 1349 34 1388 56 1426 88 1458 126 1480 165 1502 208 1514 252 1514 L 1261 1514 1262 1514 C 1306 1514 1349 1502 1388 1480 1426 1458 1458 1426 1480 1388 1502 1349 1514 1306 1514 1262 L 1514 252 1514 252 1514 252 C 1514 208 1502 165 1480 126 1458 88 1426 56 1388 34 1349 12 1306 0 1262 0 L 252 0 N"><draw:equation draw:name="f0" draw:formula="logwidth"/><draw:equation draw:name="f1" draw:formula="logheight"/></draw:enhanced-geometry></draw:custom-shape><draw:custom-shape text:anchor-type="paragraph" draw:z-index="4" draw:name="Form4_12" draw:style-name="gr37" draw:text-style-name="P8" svg:width="2.671cm" svg:height="2.671cm" svg:x="11.837cm" svg:y="11.605cm"><text:p/><draw:enhanced-geometry draw:mirror-horizontal="false" draw:mirror-vertical="false" svg:viewBox="0 0 0 0" drawooo:sub-view-size="1514 1514" draw:text-areas="0 0 ?f0 ?f1" draw:type="ooxml-non-primitive" draw:enhanced-path="M 252 0 L 252 0 C 208 0 164 12 126 34 88 56 56 88 34 126 12 164 0 208 0 252 L 0 1260 0 1261 C 0 1305 12 1349 34 1387 56 1425 88 1457 126 1479 164 1501 208 1513 252 1513 L 1260 1513 1261 1513 C 1305 1513 1349 1501 1387 1479 1425 1457 1457 1425 1479 1387 1501 1349 1513 1305 1513 1261 L 1513 252 1513 252 1513 252 C 1513 208 1501 164 1479 126 1457 88 1425 56 1387 34 1349 12 1305 0 1261 0 L 252 0 N"><draw:equation draw:name="f0" draw:formula="logwidth"/><draw:equation draw:name="f1" draw:formula="logheight"/></draw:enhanced-geometry></draw:custom-shape><draw:line text:anchor-type="paragraph" draw:z-index="75" draw:name="Form47" draw:style-name="gr3" draw:text-style-name="P4" svg:x1="1.198cm" svg:y1="20.197cm" svg:x2="7.045cm" svg:y2="22.813cm"><text:p/></draw:line><draw:line text:anchor-type="paragraph" draw:z-index="76" draw:name="Form48" draw:style-name="gr3" draw:text-style-name="P4" svg:x1="4.373cm" svg:y1="20.262cm" svg:x2="7.045cm" svg:y2="22.813cm"><text:p/></draw:line><draw:line text:anchor-type="paragraph" draw:z-index="77" draw:name="Form50" draw:style-name="gr3" draw:text-style-name="P4" svg:x1="10.326cm" svg:y1="20.264cm" svg:x2="7.045cm" svg:y2="22.813cm"><text:p/></draw:line><draw:line text:anchor-type="paragraph" draw:z-index="78" draw:name="Form51" draw:style-name="gr3" draw:text-style-name="P4" svg:x1="13.554cm" svg:y1="20.242cm" svg:x2="7.045cm" svg:y2="22.812cm"><text:p/></draw:line><draw:line text:anchor-type="paragraph" draw:z-index="79" draw:name="Form52" draw:style-name="gr3" draw:text-style-name="P4" svg:x1="16.385cm" svg:y1="20.219cm" svg:x2="7.23cm" svg:y2="22.812cm"><text:p/></draw:line><draw:line text:anchor-type="paragraph" draw:z-index="80" draw:name="Form49" draw:style-name="gr3" draw:text-style-name="P4" svg:x1="7.045cm" svg:y1="22.812cm" svg:x2="7.045cm" svg:y2="20.283cm"><text:p/></draw:line><draw:line text:anchor-type="paragraph" draw:z-index="81" draw:name="Form53" draw:style-name="gr3" draw:text-style-name="P4" svg:x1="2.759cm" svg:y1="8.433cm" svg:x2="1.092cm" svg:y2="11.481cm"><text:p/></draw:line><draw:line text:anchor-type="paragraph" draw:z-index="82" draw:name="Form54" draw:style-name="gr3" draw:text-style-name="P4" svg:x1="4.029cm" svg:y1="11.502cm" svg:x2="2.759cm" svg:y2="8.433cm"><text:p/></draw:line><draw:line text:anchor-type="paragraph" draw:z-index="83" draw:name="Form55" draw:style-name="gr3" draw:text-style-name="P4" svg:x1="7.178cm" svg:y1="11.481cm" svg:x2="2.759cm" svg:y2="8.433cm"><text:p/></draw:line><draw:line text:anchor-type="paragraph" draw:z-index="84" draw:name="Form56" draw:style-name="gr3" draw:text-style-name="P4" svg:x1="10.194cm" svg:y1="11.44cm" svg:x2="2.759cm" svg:y2="8.433cm"><text:p/></draw:line><draw:line text:anchor-type="paragraph" draw:z-index="85" draw:name="Form57" draw:style-name="gr3" draw:text-style-name="P4" svg:x1="13.237cm" svg:y1="11.604cm" svg:x2="2.759cm" svg:y2="8.433cm"><text:p/></draw:line><draw:line text:anchor-type="paragraph" draw:z-index="86" draw:name="Form58" draw:style-name="gr3" draw:text-style-name="P4" svg:x1="16.332cm" svg:y1="11.513cm" svg:x2="2.891cm" svg:y2="8.433cm"><text:p/></draw:line><draw:line text:anchor-type="paragraph" draw:z-index="87" draw:name="Form59" draw:style-name="gr3" draw:text-style-name="P4" svg:x1="14.639cm" svg:y1="8.495cm" svg:x2="1.092cm" svg:y2="11.481cm"><text:p/></draw:line><draw:line text:anchor-type="paragraph" draw:z-index="88" draw:name="Form60" draw:style-name="gr3" draw:text-style-name="P4" svg:x1="4.029cm" svg:y1="11.513cm" svg:x2="14.639cm" svg:y2="8.495cm"><text:p/></draw:line><draw:line text:anchor-type="paragraph" draw:z-index="89" draw:name="Form61" draw:style-name="gr3" draw:text-style-name="P4" svg:x1="7.177cm" svg:y1="11.513cm" svg:x2="14.638cm" svg:y2="8.495cm"><text:p/></draw:line><draw:line text:anchor-type="paragraph" draw:z-index="90" draw:name="Form62" draw:style-name="gr3" draw:text-style-name="P4" svg:x1="10.194cm" svg:y1="11.513cm" svg:x2="14.639cm" svg:y2="8.495cm"><text:p/></draw:line><draw:line text:anchor-type="paragraph" draw:z-index="91" draw:name="Form64" draw:style-name="gr3" draw:text-style-name="P4" svg:x1="13.236cm" svg:y1="11.605cm" svg:x2="14.638cm" svg:y2="8.495cm"><text:p/></draw:line><draw:line text:anchor-type="paragraph" draw:z-index="92" draw:name="Form65" draw:style-name="gr3" draw:text-style-name="P4" svg:x1="16.332cm" svg:y1="11.513cm" svg:x2="14.639cm" svg:y2="8.495cm"><text:p/></draw:line><draw:line text:anchor-type="paragraph" draw:z-index="93" draw:name="Form67" draw:style-name="gr3" draw:text-style-name="P4" svg:x1="8.527cm" svg:y1="8.495cm" svg:x2="1.092cm" svg:y2="11.481cm"><text:p/></draw:line><draw:line text:anchor-type="paragraph" draw:z-index="94" draw:name="Form68" draw:style-name="gr3" draw:text-style-name="P4" svg:x1="4.172cm" svg:y1="11.605cm" svg:x2="8.527cm" svg:y2="8.495cm"><text:p/></draw:line><draw:line text:anchor-type="paragraph" draw:z-index="95" draw:name="Form69" draw:style-name="gr3" draw:text-style-name="P4" svg:x1="7.177cm" svg:y1="11.513cm" svg:x2="8.526cm" svg:y2="8.495cm"><text:p/></draw:line><draw:line text:anchor-type="paragraph" draw:z-index="96" draw:name="Form70" draw:style-name="gr3" draw:text-style-name="P4" svg:x1="10.194cm" svg:y1="11.481cm" svg:x2="8.527cm" svg:y2="8.495cm"><text:p/></draw:line><draw:line text:anchor-type="paragraph" draw:z-index="97" draw:name="Form71" draw:style-name="gr3" draw:text-style-name="P4" svg:x1="13.237cm" svg:y1="11.605cm" svg:x2="8.527cm" svg:y2="8.495cm"><text:p/></draw:line><draw:line text:anchor-type="paragraph" draw:z-index="98" draw:name="Form72" draw:style-name="gr3" draw:text-style-name="P4" svg:x1="16.332cm" svg:y1="11.513cm" svg:x2="8.527cm" svg:y2="8.495cm"><text:p/></draw:line><draw:custom-shape text:anchor-type="paragraph" draw:z-index="99" draw:name="Form73" draw:style-name="gr2" draw:text-style-name="P4" svg:width="1.721cm" svg:height="1.045cm" svg:x="-1.7cm" svg:y="3.729cm"><text:p text:style-name="P4">Cli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0" draw:name="Form74" draw:style-name="gr1" draw:text-style-name="P3" svg:width="1.295cm" svg:height="1.137cm" draw:transform="rotate (-1.55735729155454) translate (1.15534722222222cm 3.99168055555556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de" fo:country="DE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de" fo:country="DE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de" fo:country="DE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23:13:20</meta:creation-date>
    <dc:language>de-DE</dc:language>
    <dc:date>2021-04-27T12:39:00.489342003</dc:date>
    <meta:editing-cycles>8</meta:editing-cycles>
    <meta:editing-duration>PT31M42S</meta:editing-duration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